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17dc" officeooo:paragraph-rsid="001417dc"/>
    </style:style>
    <style:style style:name="P2" style:family="paragraph" style:parent-style-name="Standard">
      <style:text-properties officeooo:rsid="001417dc" officeooo:paragraph-rsid="001c1af4"/>
    </style:style>
    <style:style style:name="P3" style:family="paragraph" style:parent-style-name="Standard">
      <style:text-properties officeooo:rsid="0015d57d" officeooo:paragraph-rsid="0015d57d"/>
    </style:style>
    <style:style style:name="P4" style:family="paragraph" style:parent-style-name="Standard">
      <style:text-properties officeooo:rsid="0015d57d" officeooo:paragraph-rsid="00168fcc"/>
    </style:style>
    <style:style style:name="P5" style:family="paragraph" style:parent-style-name="Standard">
      <style:text-properties officeooo:paragraph-rsid="0015d57d"/>
    </style:style>
    <style:style style:name="P6" style:family="paragraph" style:parent-style-name="Standard">
      <style:text-properties officeooo:rsid="00168fcc" officeooo:paragraph-rsid="00168fcc"/>
    </style:style>
    <style:style style:name="P7" style:family="paragraph" style:parent-style-name="Standard">
      <style:paragraph-properties fo:text-align="end" style:justify-single-word="false"/>
      <style:text-properties officeooo:rsid="00168fcc" officeooo:paragraph-rsid="00168fcc"/>
    </style:style>
    <style:style style:name="P8" style:family="paragraph" style:parent-style-name="Standard">
      <style:text-properties officeooo:rsid="00192a65" officeooo:paragraph-rsid="00192a65"/>
    </style:style>
    <style:style style:name="P9" style:family="paragraph" style:parent-style-name="Standard">
      <style:text-properties officeooo:rsid="00192a65" officeooo:paragraph-rsid="001cf4a3"/>
    </style:style>
    <style:style style:name="P10" style:family="paragraph" style:parent-style-name="Standard">
      <style:text-properties officeooo:rsid="001ae91a" officeooo:paragraph-rsid="001d2746"/>
    </style:style>
    <style:style style:name="P11" style:family="paragraph" style:parent-style-name="Standard">
      <style:text-properties officeooo:rsid="001c1af4" officeooo:paragraph-rsid="001c1af4"/>
    </style:style>
    <style:style style:name="P12" style:family="paragraph" style:parent-style-name="Standard">
      <style:text-properties officeooo:paragraph-rsid="001cb5c7"/>
    </style:style>
    <style:style style:name="P13" style:family="paragraph" style:parent-style-name="Standard">
      <style:text-properties officeooo:rsid="001cb5c7" officeooo:paragraph-rsid="001cb5c7"/>
    </style:style>
    <style:style style:name="P14" style:family="paragraph" style:parent-style-name="Standard">
      <style:text-properties officeooo:rsid="001cf4a3" officeooo:paragraph-rsid="001cf4a3"/>
    </style:style>
    <style:style style:name="P15" style:family="paragraph" style:parent-style-name="Standard">
      <style:text-properties officeooo:rsid="001cf4a3" officeooo:paragraph-rsid="001cb5c7"/>
    </style:style>
    <style:style style:name="P16" style:family="paragraph" style:parent-style-name="Standard">
      <style:text-properties officeooo:rsid="001d2746" officeooo:paragraph-rsid="001d2746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15d57d" officeooo:paragraph-rsid="0015d57d" style:font-weight-asian="bold" style:font-weight-complex="bold"/>
    </style:style>
    <style:style style:name="P18" style:family="paragraph" style:parent-style-name="Standard">
      <style:text-properties officeooo:rsid="001d6050" officeooo:paragraph-rsid="001d6050"/>
    </style:style>
    <style:style style:name="P19" style:family="paragraph" style:parent-style-name="Standard">
      <style:text-properties officeooo:paragraph-rsid="001417dc"/>
    </style:style>
    <style:style style:name="P20" style:family="paragraph" style:parent-style-name="Standard">
      <style:text-properties officeooo:rsid="001edb1e" officeooo:paragraph-rsid="001edb1e"/>
    </style:style>
    <style:style style:name="P21" style:family="paragraph" style:parent-style-name="Standard">
      <style:text-properties officeooo:paragraph-rsid="00204d3b"/>
    </style:style>
    <style:style style:name="P22" style:family="paragraph" style:parent-style-name="Standard">
      <style:text-properties officeooo:rsid="00204d3b" officeooo:paragraph-rsid="00204d3b"/>
    </style:style>
    <style:style style:name="P23" style:family="paragraph" style:parent-style-name="Text_20_body">
      <style:text-properties officeooo:rsid="001417dc" officeooo:paragraph-rsid="001cf4a3"/>
    </style:style>
    <style:style style:name="P24" style:family="paragraph" style:parent-style-name="Text_20_body">
      <style:text-properties officeooo:rsid="00192a65" officeooo:paragraph-rsid="00192a65"/>
    </style:style>
    <style:style style:name="P25" style:family="paragraph" style:parent-style-name="Text_20_body">
      <style:text-properties officeooo:rsid="001ae91a" officeooo:paragraph-rsid="001d2746"/>
    </style:style>
    <style:style style:name="P26" style:family="paragraph" style:parent-style-name="Text_20_body">
      <style:text-properties officeooo:rsid="001d2746" officeooo:paragraph-rsid="001d2746"/>
    </style:style>
    <style:style style:name="T1" style:family="text">
      <style:text-properties officeooo:rsid="0015d57d"/>
    </style:style>
    <style:style style:name="T2" style:family="text">
      <style:text-properties officeooo:rsid="00168fcc"/>
    </style:style>
    <style:style style:name="T3" style:family="text">
      <style:text-properties officeooo:rsid="001780c7"/>
    </style:style>
    <style:style style:name="T4" style:family="text">
      <style:text-properties officeooo:rsid="00192a65"/>
    </style:style>
    <style:style style:name="T5" style:family="text">
      <style:text-properties officeooo:rsid="001c1af4"/>
    </style:style>
    <style:style style:name="T6" style:family="text">
      <style:text-properties officeooo:rsid="001cf4a3"/>
    </style:style>
    <style:style style:name="T7" style:family="text">
      <style:text-properties officeooo:rsid="001d2746"/>
    </style:style>
    <style:style style:name="T8" style:family="text">
      <style:text-properties officeooo:rsid="001d6050"/>
    </style:style>
    <style:style style:name="T9" style:family="text">
      <style:text-properties officeooo:rsid="001417dc"/>
    </style:style>
    <style:style style:name="T10" style:family="text">
      <style:text-properties officeooo:rsid="00204d3b"/>
    </style:style>
    <style:style style:name="T11" style:family="text">
      <style:text-properties officeooo:rsid="002223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6 A 26/2013</text:p>
      <text:p text:style-name="P3"/>
      <text:p text:style-name="P17">Poznámky k ústnímu jednání u MS v Praze – září 2016</text:p>
      <text:p text:style-name="P3"/>
      <text:p text:style-name="P3"/>
      <text:p text:style-name="P6"><text:span text:style-name="T3">1</text:span>) V žádném případě nezpochybňujeme právo prezidenta republiky vyhlašovat amnestii a udělovat milost, o to v tomto řízení vůbec nejde, <text:span text:style-name="T4">stejně tak nejde o její zdůvodnění</text:span>. Jde tu o poskytování informací z její přípravy.</text:p>
      <text:p text:style-name="P6"/>
      <text:p text:style-name="P4"><text:span text:style-name="T3">2</text:span>) Povinným subjektem a žalovaným byl prezident republiky, nikoliv kancelář prezidenta republiky. Prezident republiky se také vyjadřoval a žádáme související opravu nebo aspoň poznamenání v tomto smyslu. Viz judikát NSS. <text:span text:style-name="T2">Informace byly požadovány osobně po prezidentu republiky, nikoliv po KPR. Prezident Klaus polemizuje s rozhodnutím NSS.</text:span></text:p>
      <text:p text:style-name="P6"/>
      <text:p text:style-name="P3"><text:span text:style-name="T3">3</text:span>) Rozhodnutí ze dne 4. 2. 2013 – převzetí odvolacím orgánem a odmítnutí žádosti bez odvolání</text:p>
      <text:p text:style-name="P3">uvedlo důvody</text:p>
      <text:p text:style-name="P3">1/ kdo se podílel na přípravě textu</text:p>
      <text:p text:style-name="P3">2/ kdo měl přístup k textu amnestie před kontrasignací</text:p>
      <text:p text:style-name="P3"/>
      <text:p text:style-name="P8">K bodu 1/ se povinný subjekt vyjádřil tak, že jedinou osobou podílející se na přípravě textu byl prezident Václav Klaus, jiné osoby neuvedl a žádost odmítl s odůvodněním, že informace jsou veřejně přístupné, což není zákonný důvod (ani nepostupoval dle § 6 InfZ). </text:p>
      <text:p text:style-name="P8">K bodu 2/ se vůbec nevyjádřil, a tedy žádost odmítl zcela bez zákonného důvodu.</text:p>
      <text:p text:style-name="P8"/>
      <text:p text:style-name="P3"><text:span text:style-name="T4">D</text:span>alší odvolání a navázaný proces irelevantní – <text:span text:style-name="T4">mají význam pouze z hlediska doplňování poskytnutých informací. Odvolání mělo být odmítnuto pro nepřípustnost.</text:span></text:p>
      <text:p text:style-name="P3"/>
      <text:p text:style-name="P3"><text:span text:style-name="T7">4</text:span>) Informace existují a zjevně jsou jiné než poskytnuté</text:p>
      <text:p text:style-name="P3"/>
      <text:p text:style-name="P11">Prezident republiky jako povinný subjekt uvedl pouze informaci o tom, že osobou, která se na přípravě podílela je on sám. Tato informace je neúplná, jak se prokazuje v žalobě. Dále se k důkazu uvádí:</text:p>
      <text:p text:style-name="P11"/>
      <text:p text:style-name="P11">a) Sám tehdejší prezident Václav Klaus připouští ve svých veřejných výstupech, že vznikala v nejužším kolektivu spolupracovníků, že ji konzultoval s někým, koho doporučil ministr spravedlnosti Blažek, že k ní měl Blažek přístup, ale konkrétní a úplnou odpověď mi neposkytl.</text:p>
      <text:p text:style-name="P11"><text:s/></text:p>
      <text:p text:style-name="P5"><text:span text:style-name="T1">Václav Klaus: 10 let prezidentem ČR, pořad vysílaný ve s</text:span>tředa 6. 3. 2013 na ČT24</text:p>
      <text:p text:style-name="P1">Klaus: „To opravdu vzniklo mezi mým nejužším kolektivem spolupracovníků.“ (7. minuta)</text:p>
      <text:p text:style-name="P1">„Ministr spravedlnosti o tom byl informován a různé věci se konzultovaly s někým, koho i on doporučil <text:span text:style-name="T1">(…)</text:span>“ (8. minuta)</text:p>
      <text:p text:style-name="P1"><text:a xlink:type="simple" xlink:href="http://www.ceskatelevize.cz/porady/10101491767-studio-ct24/213411034000032-vaclav-klaus-10-let-prezidentem-cr/" text:style-name="Internet_20_link" text:visited-style-name="Visited_20_Internet_20_Link">http://www.ceskatelevize.cz/porady/10101491767-studio-ct24/213411034000032-vaclav-klaus-10-let-prezidentem-cr/</text:a> </text:p>
      <text:p text:style-name="P13">Skutečnost, že o amnestii věděl ministr Blažek je patrná také z pracovních dokumentů zveřejněných právníkem Hasenkopfem <text:a xlink:type="simple" xlink:href="http://blog.aktualne.cz/blogy/pavel-hasenkopf.php?itemid=19852" text:style-name="Internet_20_link" text:visited-style-name="Visited_20_Internet_20_Link">http://blog.aktualne.cz/blogy/pavel-hasenkopf.php?itemid=19852</text:a> </text:p>
      <text:p text:style-name="P19"><text:span text:style-name="T9">„</text:span>Jako u všech jiných vážných rozhodnutí jsem i toto konzultoval se svými nejbližšími spolupracovníky. Zdůrazňuji slovo konzultoval, tzn. nastoloval otázky, pozorně poslouchal odpovědi a občas rozhodl podle svého původního názoru, občas jsem přiznal, že je druhý názor lepší než ten můj.“</text:p>
      <text:p text:style-name="P20"><text:a xlink:type="simple" xlink:href="https://www.novinky.cz/domaci/301001-klaus-autorem-amnestie-jsem-jedine-ja-a-nikdo-jiny.html" text:style-name="Internet_20_link" text:visited-style-name="Visited_20_Internet_20_Link">https://www.novinky.cz/domaci/301001-klaus-autorem-amnestie-jsem-jedine-ja-a-nikdo-jiny.html</text:a> </text:p>
      <text:p text:style-name="P20"/>
      <text:p text:style-name="P1"/>
      <text:p text:style-name="P21"><text:soft-page-break/><text:span text:style-name="T5">b) Současný kancléř prezidenta naopak uvádí „Otcové amnestie jsou Jakl, Hájek a Hasenkopf, tvrdí kancléř Mynář“. </text:span><text:a xlink:type="simple" xlink:href="http://zpravy.idnes.cz/autori-amnestie-jsou-podle-mynare-jakl-hajek-a-hasenkopf-p2h-/domaci.aspx?c=A130427_071420_domaci_jj" text:style-name="Internet_20_link" text:visited-style-name="Visited_20_Internet_20_Link"><text:span text:style-name="T5">http://zpravy.idnes.cz/autori-amnestie-jsou-podle-mynare-jakl-hajek-a-hasenkopf-p2h-/domaci.aspx?c=A130427_071420_domaci_jj</text:span></text:a><text:span text:style-name="T5"> Vyzvat KPR, aby předložila spisy předané Hasenkopfem jako důkaz </text:span><text:a xlink:type="simple" xlink:href="http://www.tyden.cz/rubriky/domaci/hasenkopf-dukazy-o-autorovi-amnestie-jsem-predal-zemanovi_269227.html" text:style-name="Internet_20_link" text:visited-style-name="Visited_20_Internet_20_Link"><text:span text:style-name="T5">http://www.tyden.cz/rubriky/domaci/hasenkopf-dukazy-o-autorovi-amnestie-jsem-predal-zemanovi_269227.html</text:span></text:a><text:span text:style-name="T5"> </text:span></text:p>
      <text:p text:style-name="P12"/>
      <text:p text:style-name="P16">c) Tvrzení prezidenta republiky „v případě sepsání amnestie nedostal vedoucí Kanceláře (…) od prezidenta žádný pokyn, a to ani písemný ani ústní, je irelevantní, když zjevně Jakl se s prezidentem scházel a amnestii připravoval dle zveřejněné korespondence s Hasenkopfem – navrhnout důkaz <text:span text:style-name="T10">korespondencí</text:span></text:p>
      <text:p text:style-name="P18">Představa, že korespondence Jakla ohledně přípravy amnestie je jaksi mimo aktivity KPR vyloučená ze zákonné povinnosti je zcela absurdní a příčící se právnímu státu.</text:p>
      <text:p text:style-name="P12"/>
      <text:p text:style-name="P15">Otázku, zda jsou uvedené informace pravdivé, je třeba řešit jako předběžnou otázku, neboť na ní závisí rozsudek. Odpověď na tuto otázku je třeba postavit na jisto. </text:p>
      <text:p text:style-name="P2"/>
      <text:p text:style-name="P23"><text:span text:style-name="Variable"><text:span text:style-name="T2">§ 49 odst. </text:span></text:span><text:span text:style-name="Variable">5 </text:span><text:span text:style-name="Variable"><text:span text:style-name="T6">SŘS</text:span></text:span> </text:p>
      <text:p text:style-name="P23">V průběhu jednání mohou soudci a se souhlasem předsedy senátu účastníci a osoby zúčastněné na řízení klást otázky účastníkům, popřípadě svědkům a znalcům anebo je vyzvat k vyjádření k věci.</text:p>
      <text:p text:style-name="P14">Proto navrhujeme pozvat jako svědka tehdejšího účastníka řízení Václava Klause, současného kancléře Vratislava Mynáře, který publikoval informaci o osobách podílejících se na amnestii, Pavla Hasenkopfa, právníka označeného V. Mynářem jako osoby podílející se na amnestii, Zdeňka Koudelku, druhou osobu označenou za spolutvůrce amnestie, Ladislava Jakla, který v roli vedoucího odboru KPR prokazatelně vedl korespondenci týkající se přípravy amnestie a Petra Hájka, který je rovněž označován za spoluautora amnestie, JUDr. Danu Římanovou, vedoucí právního oddělení v předmětné době, aby uvedla, jakým způsobem se KPR podílela na přípravě dokumentu, kdo kontroloval jeho právní správnost apod., <text:span text:style-name="T7">tehdejšího ministra Pavla Blažka, který se <text:s/>podle doložených informací na přípravě textu podílel.</text:span> <text:s/></text:p>
      <text:p text:style-name="P14"/>
      <text:p text:style-name="P14">Smyslem podle mého názoru není pouhé vyvrácení toho, že informace je úplná, ale také částečné rozkrytí pozadí přípravy amnestie, které by bylo podkladem pro následné rozhodnutí dle § 16 odst. 4, aby soud dostál své zákonné povinnosti.</text:p>
      <text:p text:style-name="P8"/>
      <text:p text:style-name="P24"><text:span text:style-name="Variable">§ 16 odst. 4 </text:span><text:span text:style-name="Variable"><text:span text:style-name="T7">InfZ</text:span></text:span> Při soudním přezkumu rozhodnutí o odvolání na základě žaloby podle zvláštního právního předpisu soud přezkoumá, zda jsou dány důvody pro odmítnutí žádosti. Nejsou-li žádné důvody pro odmítnutí žádosti, soud zruší rozhodnutí o odvolání a rozhodnutí povinného subjektu o odmítnutí žádosti a povinnému subjektu nařídí požadované informace poskytnout.</text:p>
      <text:p text:style-name="P9">Jsem si vědom rozhodnutí, které se týká Kanceláře prezidenta republiky, kde soud dal za pravdu KPR, že podobné informace nemá, tak nemůže poskytnout. V <text:span text:style-name="T6">daném</text:span> případě <text:span text:style-name="T6">ovšem nebyl žalován sám prezident republiky, ale pouze kancelář čili jde o případ podstatně odlišný. Pozn.: Pokud jde o informační příkaz, skutečnost, že je povinna ho plnit i KPR může být uvedena pouze v odůvodnění – činí tak jako servisní organizace.</text:span></text:p>
      <text:p text:style-name="P9"/>
      <text:p text:style-name="P24">Je třeba zpřesnit petit, <text:span text:style-name="T6">aby poskytl všechny požadované informace</text:span>.</text:p>
      <text:p text:style-name="P26">5) K dalším námitkám žalovaného: 1/ polemika kolem nepatřičného pojmu „autor“, který zavedl povinný subjekt ve své odpovědi je irelevantní, <text:s/>2/ žalobce není povinen dokládat, že informace existují, když žalovaný tento důvod v rozhodnutí vůbec neuplatnil, <text:span text:style-name="T8">3/ Mgr. Nespala se vyjadřuje za </text:span><text:soft-page-break/><text:span text:style-name="T8">kancelář prezidenta republiky, kterou není oprávněn zastupovat – navrhujeme přibrat jako osobu zúčastněnou, </text:span></text:p>
      <text:p text:style-name="P26">6) <text:span text:style-name="T2">Žalovaný </text:span>patrně<text:span text:style-name="T2"> porušil § 21 odst. 1 zákona</text:span></text:p>
      <text:p text:style-name="P10">§ 21 (1) Na informaci, která naplňuje znaky § 4 a je uvedena v seznamu utajovaných informací, je původce povinen vyznačit svůj název, stupeň jejího utajení, její evidenční označení a datum jejího vzniku, není-li dále stanoveno jinak.</text:p>
      <text:p text:style-name="P10"/>
      <text:p text:style-name="P25"><text:span text:style-name="Variable">(5)</text:span> Utajovaná informace se eviduje v administrativních pomůckách určených prováděcím právním předpisem a způsobem tam stanoveným; to neplatí, pokud u podkladových materiálů stupně utajení Vyhrazené k utajované informaci stupně utajení Vyhrazené odpovědná osoba stanoví, že se neevidují. V administrativních pomůckách se zaznamenává též předávání, přebírání nebo jiný pohyb utajované informace.</text:p>
      <text:p text:style-name="P25"><text:span text:style-name="Variable">(8)</text:span> Převzetí utajované informace příjemce potvrdí, nestanoví-li tento zákon jinak (§ 23 odst. 1).</text:p>
      <text:p text:style-name="P16">Vyžádat si rozhodnutí Ministra spravedlnosti, kterým stanovil jiný režim.</text:p>
      <text:p text:style-name="P16"/>
      <text:p text:style-name="P22">Ad seznam Klausových poradců <text:span text:style-name="T11">(volná citace online zdrojů)</text:span>:</text:p>
      <text:p text:style-name="P22"/>
      <text:p text:style-name="P22">Nedávno jsem tu uvedl sbor právních a legislativních poradců exprezidenta pana Klause : <text:line-break/>- JUDr. Jan Bárta, Ústav státu a práva <text:line-break/>- JUDr. Vladimír Baláš, CSc., Západočeská univerzita v PLZNI <text:line-break/>- JUDr. Jaroslav Bureš, Úřad vlády České republiky <text:line-break/>- JUDr. Tomáš Jindra, Advokátní kancelář Sodomka, Souček, Jindra, Malý a partneři <text:line-break/>- JUDr. Milan Kindl, CSc., Západočeská univerzita v PLZNI <text:line-break/>- prof. Jan Kříž, Advokátní kancelář Kříž, Bělina (Kříž byl podle serveru iDnes veden jako agent StB) <text:line-break/>- JUDr. Karel Muzikář, Weil, Gotshal &amp; Manges, v.o.s. ( K. Muzikář patří k těm, jejichž adv. kanceláře získávají velmi lukrativní zakázky na právní služby pro státní instituce (bez výběrových řízení)....je to dobrý známý pražského exprimátora Béma a figuruje mezi účastníky oslavy pravice ve Žlutých lázních, na které se objevila společnost skutečně z nejvybranějších (např. Milan Jančík, Roman Janoušek, Richard Háva nebo Jan Kočka). <text:line-break/>- prof. Václav Pavlíček, Právnická fakulta Univerzity Karlovy <text:line-break/>- JUDr. Aleš Pejchal, Advokátní kancelář <text:line-break/>- JUDr. Jiří Pospíšil, Ústavně právní výbor, Poslanecká sněmovna (absolvent PF v PLZNI) <text:line-break/>- JUDr. Jan Souček, Advokátní kancelář Sodomka, Souček, Jindra, Malý a partneři <text:line-break/>- JUDr. Zdeněk Sovák, Nejvyšší soud (.....Krom toho, že opisoval a řídil opilý, měl i úzké kontakty s Jar. Větrovcem, který měl Sovákovi pomáhat s ututláním jeho nehody, a Větrovec přitom figuruje jako jeden z hlavních aktérů v aféře konkursního soudce Berky a měl i korumpovat vrcholné činitele NBÚ. <text:line-break/>- JUDr. Jan Sváček, Městský soud v Praze (..... je předsedou Městského soudu v Praze a byl i Klausovým kandidátem do ÚS. Senát jej však zamítl kvůli komunistické minulosti a kontaktům s pražským lobbistou Hrdličkou) <text:line-break/>- JUDr. Ing. Dušan Tříska, CSc., Financial Services Provider ( byl podle serveru iDnes veden jako agent StB) <text:line-break/>- JUDr. Jaroslav Zachariáš, Ústav státu a práva (účast na aféře v PLZNI) <text:line-break/><text:line-break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1T21:08:13.633137468</meta:creation-date>
    <meta:generator>LibreOffice/5.1.4.2$Linux_x86 LibreOffice_project/10m0$Build-2</meta:generator>
    <dc:date>2016-09-15T18:43:06.625396189</dc:date>
    <meta:editing-duration>PT25M13S</meta:editing-duration>
    <meta:editing-cycles>4</meta:editing-cycles>
    <meta:document-statistic meta:table-count="0" meta:image-count="0" meta:object-count="0" meta:page-count="3" meta:paragraph-count="41" meta:word-count="1291" meta:character-count="9116" meta:non-whitespace-character-count="7827"/>
  </office:meta>
</office:document-meta>
</file>